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Table_20_Contents">
      <style:paragraph-properties fo:text-align="center" style:justify-single-word="false"/>
      <style:text-properties officeooo:rsid="002c2210" officeooo:paragraph-rsid="002c2210"/>
    </style:style>
    <style:style style:name="P3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4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officeooo:rsid="0022944d" officeooo:paragraph-rsid="00226122" style:font-size-asian="18pt" style:font-style-asian="normal" style:font-weight-asian="normal" style:font-size-complex="18pt" style:text-emphasize="none"/>
    </style:style>
    <style:style style:name="P5" style:family="paragraph" style:parent-style-name="Standard">
      <style:paragraph-properties fo:margin-top="1.005cm" fo:margin-bottom="1.005cm" loext:contextual-spacing="false" fo:text-align="start" style:justify-single-word="false" style:writing-mode="lr-tb"/>
      <style:text-properties officeooo:paragraph-rsid="00226122"/>
    </style:style>
    <style:style style:name="P6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fo:font-size="15pt" officeooo:paragraph-rsid="00226122" style:font-size-asian="15pt" style:font-size-complex="15pt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officeooo:rsid="0027e1d3"/>
    </style:style>
    <style:style style:name="T2" style:family="text">
      <style:text-properties officeooo:rsid="0029c918"/>
    </style:style>
    <style:style style:name="T3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7e1d3" style:font-size-asian="20pt" style:font-style-asian="normal" style:font-weight-asian="normal" style:font-size-complex="20pt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2944d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7e1d3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2">6E</text:p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<text:span text:style-name="T5">Mohamed Lamine|</text:span><text:span text:style-name="T6">Aicha</text:span></text:p>
          </table:table-cell>
          <table:table-cell table:style-name="Table1.A1" office:value-type="string">
            <text:p text:style-name="P3"><text:span text:style-name="T2">Lina</text:span>|<text:span text:style-name="T1">Kamelia</text:span></text:p>
          </table:table-cell>
          <table:table-cell table:style-name="Table1.A1" office:value-type="string">
            <text:p text:style-name="P5"><text:span text:style-name="T3">Malak-Marwa|</text:span><text:span text:style-name="T4">Diedy</text:span></text:p>
          </table:table-cell>
          <table:table-cell table:style-name="Table1.D1" office:value-type="string">
            <text:p text:style-name="P3"><text:span text:style-name="T2">Kimora</text:span>|<text:span text:style-name="T1">Dalla</text:span></text:p>
          </table:table-cell>
        </table:table-row>
        <table:table-row>
          <table:table-cell table:style-name="Table1.A2" office:value-type="string">
            <text:p text:style-name="P3"><text:span text:style-name="T2">Camillia</text:span>|<text:span text:style-name="T1">Rania</text:span></text:p>
          </table:table-cell>
          <table:table-cell table:style-name="Table1.A2" office:value-type="string">
            <text:p text:style-name="P4"><text:span text:style-name="T2">Emmanuel</text:span>|<text:span text:style-name="T1">Mamadou</text:span></text:p>
          </table:table-cell>
          <table:table-cell table:style-name="Table1.A2" office:value-type="string">
            <text:p text:style-name="P3">|<text:span text:style-name="T1">Rockia</text:span></text:p>
          </table:table-cell>
          <table:table-cell table:style-name="Table1.D2" office:value-type="string">
            <text:p text:style-name="P3"><text:span text:style-name="T2">Jonathan</text:span>|<text:span text:style-name="T1">Bruna</text:span></text:p>
          </table:table-cell>
        </table:table-row>
        <table:table-row>
          <table:table-cell table:style-name="Table1.A2" office:value-type="string">
            <text:p text:style-name="P3"><text:span text:style-name="T1">Mehdi</text:span>|<text:span text:style-name="T1">Sofia</text:span></text:p>
          </table:table-cell>
          <table:table-cell table:style-name="Table1.A2" office:value-type="string">
            <text:p text:style-name="P3"><text:span text:style-name="T1">Iyad</text:span>|<text:span text:style-name="T1">Aya</text:span></text:p>
          </table:table-cell>
          <table:table-cell table:style-name="Table1.A2" office:value-type="string">
            <text:p text:style-name="P3"><text:span text:style-name="T2">Mariam</text:span>|<text:span text:style-name="T1">Nathan</text:span></text:p>
          </table:table-cell>
          <table:table-cell table:style-name="Table1.D2" office:value-type="string">
            <text:p text:style-name="P3"><text:span text:style-name="T2">Laeticia</text:span>|<text:span text:style-name="T1">Zakaria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14T15:09:05.789000000</dc:date>
    <meta:editing-duration>PT5H7M12S</meta:editing-duration>
    <meta:editing-cycles>19</meta:editing-cycles>
    <meta:document-statistic meta:table-count="2" meta:image-count="0" meta:object-count="0" meta:page-count="1" meta:paragraph-count="13" meta:word-count="14" meta:character-count="162" meta:non-whitespace-character-count="161"/>
  </office:meta>
</office:document-meta>
</file>